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text-properties style:font-name="Arial" fo:font-size="10pt" style:font-size-asian="10pt" style:font-size-complex="10pt"/>
    </style:style>
    <style:style style:name="P10" style:family="paragraph" style:parent-style-name="Standard" style:list-style-name="L2">
      <style:text-properties style:font-name="Arial" fo:font-size="10pt" style:font-size-asian="10pt" style:font-size-complex="10pt"/>
    </style:style>
    <style:style style:name="P11" style:family="paragraph" style:parent-style-name="Standard" style:list-style-name="L3">
      <style:text-properties style:font-name="Arial" fo:font-size="10pt" style:font-size-asian="10pt" style:font-size-complex="10pt"/>
    </style:style>
    <style:style style:name="P12" style:family="paragraph" style:parent-style-name="Standard" style:list-style-name="L4">
      <style:text-properties style:font-name="Arial" fo:font-size="10pt" style:font-size-asian="10pt" style:font-size-complex="10pt"/>
    </style:style>
    <style:style style:name="P13" style:family="paragraph" style:parent-style-name="Standard" style:list-style-name="L5">
      <style:text-properties style:font-name="Arial" fo:font-size="10pt" style:font-size-asian="10pt" style:font-size-complex="10pt"/>
    </style:style>
    <style:style style:name="P14" style:family="paragraph" style:parent-style-name="Standard" style:list-style-name="L6">
      <style:text-properties style:font-name="Arial" fo:font-size="10pt" style:font-size-asian="10pt" style:font-size-complex="10pt"/>
    </style:style>
    <style:style style:name="P15" style:family="paragraph" style:parent-style-name="Standard" style:list-style-name="L7">
      <style:text-properties style:font-name="Arial" fo:font-size="10pt" style:font-size-asian="10pt" style:font-size-complex="10pt"/>
    </style:style>
    <style:style style:name="P16" style:family="paragraph" style:parent-style-name="Standard" style:list-style-name="L8">
      <style:text-properties style:font-name="Arial" fo:font-size="10pt" style:font-size-asian="10pt" style:font-size-complex="10pt"/>
    </style:style>
    <style:style style:name="P17" style:family="paragraph" style:parent-style-name="Standard" style:list-style-name="L9">
      <style:text-properties style:font-name="Arial" fo:font-size="10pt" style:font-size-asian="10pt" style:font-size-complex="10pt"/>
    </style:style>
    <style:style style:name="P18" style:family="paragraph" style:parent-style-name="Standard" style:list-style-name="L10">
      <style:text-properties style:font-name="Arial" fo:font-size="10pt" style:font-size-asian="10pt" style:font-size-complex="10pt"/>
    </style:style>
    <style:style style:name="P19" style:family="paragraph" style:parent-style-name="Standard" style:list-style-name="L11">
      <style:text-properties style:font-name="Arial" fo:font-size="10pt" style:font-size-asian="10pt" style:font-size-complex="10pt"/>
    </style:style>
    <style:style style:name="P20" style:family="paragraph" style:parent-style-name="Standard" style:list-style-name="L12">
      <style:text-properties style:font-name="Arial" fo:font-size="10pt" style:font-size-asian="10pt" style:font-size-complex="10pt"/>
    </style:style>
    <style:style style:name="P21" style:family="paragraph" style:parent-style-name="Standard" style:list-style-name="L13">
      <style:text-properties style:font-name="Arial" fo:font-size="10pt" style:font-size-asian="10pt" style:font-size-complex="10pt"/>
    </style:style>
    <style:style style:name="P22" style:family="paragraph" style:parent-style-name="Standard" style:list-style-name="L14">
      <style:text-properties style:font-name="Arial" fo:font-size="10pt" style:font-size-asian="10pt" style:font-size-complex="10pt"/>
    </style:style>
    <style:style style:name="P23" style:family="paragraph" style:parent-style-name="Standard" style:list-style-name="L15">
      <style:text-properties style:font-name="Arial" fo:font-size="10pt" style:font-size-asian="10pt" style:font-size-complex="10pt"/>
    </style:style>
    <style:style style:name="P24" style:family="paragraph" style:parent-style-name="Standard" style:list-style-name="L16">
      <style:text-properties style:font-name="Arial" fo:font-size="10pt" style:font-size-asian="10pt" style:font-size-complex="10pt"/>
    </style:style>
    <style:style style:name="P25" style:family="paragraph" style:parent-style-name="Standard" style:list-style-name="L17">
      <style:text-properties style:font-name="Arial" fo:font-size="10pt" style:font-size-asian="10pt" style:font-size-complex="10pt"/>
    </style:style>
    <style:style style:name="P26" style:family="paragraph" style:parent-style-name="Text_20_body" style:list-style-name="L18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1" style:family="text">
      <style:text-properties fo:color="#000000" fo:font-size="10pt" style:font-name-asian="Courier New" style:font-size-asian="10pt" style:font-name-complex="Courier New" style:font-size-complex="10pt"/>
    </style:style>
    <style:style style:name="T2" style:family="text">
      <style:text-properties fo:color="#660000" fo:font-size="10pt" style:font-name-asian="Courier New" style:font-size-asian="10pt" style:font-name-complex="Courier New" style:font-size-complex="10pt"/>
    </style:style>
    <style:style style:name="T3" style:family="text">
      <style:text-properties fo:color="#008200"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  <style:style style:name="T5" style:family="text">
      <style:text-properties fo:font-size="10pt"/>
    </style:style>
    <style:style style:name="T6" style:family="text">
      <style:text-properties style:font-size-asian="10pt"/>
    </style:style>
    <style:style style:name="T7" style:family="text">
      <style:text-properties style:font-size-complex="10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Exttables and non-exttables<text:tab/>2</text:p>
          <text:p text:style-name="P5">Test Results:<text:tab/>2</text:p>
          <text:p text:style-name="P6">[+] General Test Plan Metrics (DISCUSSION)<text:tab/>2</text:p>
          <text:p text:style-name="P6">[ext] Results by Tester per Build (DONE)<text:tab/>2</text:p>
          <text:p text:style-name="P6">[ext] Test Case Assignment Overview (DONE)<text:tab/>2</text:p>
          <text:p text:style-name="P6">[++] Query Metrics (POSTPONED)<text:tab/>2</text:p>
          <text:p text:style-name="P6">[ext] Test result matrix (DONE)<text:tab/>2</text:p>
          <text:p text:style-name="P6">[ext] Failed Test Cases (DONE)<text:tab/>2</text:p>
          <text:p text:style-name="P6">[ext] Blocked Test Cases (DONE)<text:tab/>2</text:p>
          <text:p text:style-name="P6">[ext] Not Run Test Cases (DONE)<text:tab/>2</text:p>
          <text:p text:style-name="P6">[ext] Test Cases without Tester Assignment (DONE)<text:tab/>2</text:p>
          <text:p text:style-name="P6">[ext] Requirement based Report (DONE)<text:tab/>2</text:p>
          <text:p text:style-name="P6">[+] Test Cases without Requirements Assignment (BUGID 3706)<text:tab/>3</text:p>
          <text:p text:style-name="P6">[ext] Bugs per Test Case (Bugtracker integration necessary to show link) (DONE)<text:tab/>3</text:p>
          <text:p text:style-name="P6">[ext] Test Cases with Custom Fields info (DONE)<text:tab/>3</text:p>
          <text:p text:style-name="P6">[+] Test Plan with Custom Field info (BUGID 3709)<text:tab/>3</text:p>
          <text:p text:style-name="P6">[ext] Test Cases not assigned to Any Test Plan (DONE)<text:tab/>3</text:p>
          <text:p text:style-name="P5">Others:<text:tab/>3</text:p>
          <text:p text:style-name="P6">[-] Keyword Management (DISCUSSION)<text:tab/>3</text:p>
          <text:p text:style-name="P6">[--] Platform Management (DISCUSSION)<text:tab/>3</text:p>
          <text:p text:style-name="P6">[--] User Management (DISCUSSION)<text:tab/>3</text:p>
          <text:p text:style-name="P6">[ext] Requirement Overview (DONE)<text:tab/>3</text:p>
          <text:p text:style-name="P6">[--] Test Plan Managment (DISCUSSION)<text:tab/>3</text:p>
          <text:p text:style-name="P6">[--] Builds / Releases (DISCUSSION)<text:tab/>3</text:p>
          <text:p text:style-name="P6">[--] Milestone overview (DISCUSSION)<text:tab/>3</text:p>
          <text:p text:style-name="P6">[ext] Metrics dashboard (DONE)<text:tab/>3</text:p>
          <text:p text:style-name="P6">[ext] Test Cases assigned to me (DONE)<text:tab/>4</text:p>
          <text:p text:style-name="P6">[-] Show Test Cases newest versions (DISCUSSION)<text:tab/>4</text:p>
          <text:p text:style-name="P6">[ext] Test Case Search Result (DONE)<text:tab/>4</text:p>
          <text:p text:style-name="P6">[ext] Requirement Search Result (DONE)<text:tab/>4</text:p>
          <text:p text:style-name="P6">[ext] Requirement Specification Search Result (DONE)<text:tab/>4</text:p>
          <text:p text:style-name="P8">Tips &amp; Tricks<text:tab/>5</text:p>
          <text:p text:style-name="P5">Sort table by column using HTML comments<text:tab/>5</text:p>
          <text:p text:style-name="P8">Features<text:tab/>6</text:p>
          <text:p text:style-name="P5">MultiSort<text:tab/>6</text:p>
          <text:p text:style-name="P5">SlimGridPanel<text:tab/>6</text:p>
          <text:p text:style-name="P8">Additional Plugins<text:tab/>7</text:p>
          <text:p text:style-name="P5">ToolbarReorderer (Reorderer)<text:tab/>7</text:p>
          <text:p text:style-name="P5">ToolbarDroppable<text:tab/>7</text:p>
        </text:index-body>
      </text:table-of-content>
      <text:p text:style-name="Standard"/>
      <text:h text:style-name="Heading_20_1" text:outline-level="1"/>
      <text:h text:style-name="P7" text:outline-level="1">Exttables and non-exttables</text:h>
      <text:p text:style-name="P1">Tables that have not yet been converted to exttables have a priority indicator [–] to [++] (not important to important). Exttable are indicated with [ext].</text:p>
      <text:h text:style-name="Heading_20_2" text:outline-level="2">Test Results:</text:h>
      <text:h text:style-name="Heading_20_3" text:outline-level="3">[+] General Test Plan Metrics (DISCUSSION)</text:h>
      <text:list xml:id="list33143965" text:style-name="L1">
        <text:list-item>
          <text:p text:style-name="P9">to be discussed as many table have to be generated -&gt; performance ?</text:p>
        </text:list-item>
      </text:list>
      <text:h text:style-name="Heading_20_3" text:outline-level="3">[ext] Results by Tester per Build (DONE)</text:h>
      <text:list xml:id="list33132789" text:style-name="L2">
        <text:list-item>
          <text:p text:style-name="P10">default grouping: Build (DONE)</text:p>
        </text:list-item>
        <text:list-item>
          <text:p text:style-name="P10">default sorting: Progress (DONE)</text:p>
        </text:list-item>
      </text:list>
      <text:h text:style-name="Heading_20_3" text:outline-level="3">[ext] Test Case Assignment Overview (DONE)</text:h>
      <text:list xml:id="list33141765" text:continue-numbering="true" text:style-name="L2">
        <text:list-item>
          <text:p text:style-name="P10">default grouping: User (DONE)</text:p>
        </text:list-item>
        <text:list-item>
          <text:p text:style-name="P10">default sorting: Priority (High -&gt; low, if enabled) else Test Case (DONE)</text:p>
        </text:list-item>
      </text:list>
      <text:h text:style-name="Heading_20_3" text:outline-level="3">[++] Query Metrics (POSTPONED)</text:h>
      <text:list xml:id="list33146776" text:style-name="L3">
        <text:list-item>
          <text:p text:style-name="P11">Chaos -&gt; postponed</text:p>
        </text:list-item>
      </text:list>
      <text:h text:style-name="Heading_20_3" text:outline-level="3">[ext] Test result matrix (DONE)</text:h>
      <text:list xml:id="list33150376" text:continue-list="list33141765" text:style-name="L2">
        <text:list-item>
          <text:p text:style-name="P10">default grouping: Test Suite (DONE)</text:p>
        </text:list-item>
        <text:list-item>
          <text:p text:style-name="P10">default sorting: Priority (High -&gt; low, if enabled) else Test Case (DONE)</text:p>
        </text:list-item>
      </text:list>
      <text:h text:style-name="Heading_20_3" text:outline-level="3">[ext] Failed Test Cases (DONE)</text:h>
      <text:list xml:id="list33142941" text:style-name="L4">
        <text:list-item>
          <text:p text:style-name="P12">default grouping: Build (DONE)</text:p>
        </text:list-item>
        <text:list-item>
          <text:p text:style-name="P12">default sorting (platforms) : Platform (DONE)</text:p>
        </text:list-item>
        <text:list-item>
          <text:p text:style-name="P12">default sorting (no platforms) : Date (new -&gt; old) (DONE)</text:p>
        </text:list-item>
      </text:list>
      <text:h text:style-name="Heading_20_3" text:outline-level="3">[ext] Blocked Test Cases (DONE)</text:h>
      <text:list xml:id="list33117938" text:style-name="L5">
        <text:list-item>
          <text:p text:style-name="P13">default grouping: Build (DONE)</text:p>
        </text:list-item>
      </text:list>
      <text:list xml:id="list33157707" text:continue-list="list33142941" text:style-name="L4">
        <text:list-item>
          <text:p text:style-name="P12">default sorting (platforms) : Platform (DONE)</text:p>
        </text:list-item>
        <text:list-item>
          <text:p text:style-name="P12">default sorting (no platforms) : Date (new -&gt; old) (DONE)</text:p>
        </text:list-item>
      </text:list>
      <text:h text:style-name="Heading_20_3" text:outline-level="3">[ext] Not Run Test Cases (DONE)</text:h>
      <text:list xml:id="list33118005" text:style-name="L6">
        <text:list-item>
          <text:p text:style-name="P14">default grouping: Assigned to (DONE)</text:p>
        </text:list-item>
        <text:list-item>
          <text:p text:style-name="P14">default sorting: Test Suite (DONE)</text:p>
        </text:list-item>
      </text:list>
      <text:h text:style-name="Heading_20_3" text:outline-level="3">[ext] Test Cases without Tester Assignment (DONE)</text:h>
      <text:list xml:id="list33136811" text:continue-numbering="true" text:style-name="L6">
        <text:list-item>
          <text:p text:style-name="P14">default grouping: Test Suite (DONE)</text:p>
        </text:list-item>
        <text:list-item>
          <text:p text:style-name="P14">default sorting: Priority (DONE)</text:p>
        </text:list-item>
      </text:list>
      <text:h text:style-name="Heading_20_3" text:outline-level="3">[ext] Requirement based Report (DONE)</text:h>
      <text:list xml:id="list33140196" text:continue-numbering="true" text:style-name="L6">
        <text:list-item>
          <text:p text:style-name="P14">default grouping: Req. Spec. (DONE)</text:p>
        </text:list-item>
        <text:list-item>
          <text:p text:style-name="P14">default sorting: Progress (DONE)</text:p>
        </text:list-item>
      </text:list>
      <text:h text:style-name="Heading_20_3" text:outline-level="3"><text:soft-page-break/>[+] Test Cases without Requirements Assignment (BUGID 3706)</text:h>
      <text:list xml:id="list33125978" text:style-name="L7">
        <text:list-item>
          <text:p text:style-name="P15">to be discussed - table contents need a change</text:p>
        </text:list-item>
      </text:list>
      <text:h text:style-name="Heading_20_3" text:outline-level="3">[ext] Bugs per Test Case (Bugtracker integration necessary to show link) (DONE)</text:h>
      <text:list xml:id="list33121296" text:style-name="L8">
        <text:list-item>
          <text:p text:style-name="P16">default grouping: Test Suite (DONE)</text:p>
        </text:list-item>
        <text:list-item>
          <text:p text:style-name="P16">default sorting: Test Case ASC (DONE)</text:p>
        </text:list-item>
      </text:list>
      <text:p text:style-name="P1"/>
      <text:h text:style-name="Heading_20_3" text:outline-level="3">[ext] Test Cases with Custom Fields info (DONE)</text:h>
      <text:list xml:id="list33126574" text:style-name="L9">
        <text:list-item>
          <text:p text:style-name="P17">default grouping: Build (DONE)</text:p>
        </text:list-item>
        <text:list-item>
          <text:p text:style-name="P17">default sorting: Date (DONE)</text:p>
        </text:list-item>
        <text:list-item>
          <text:p text:style-name="P17">add new column: Test Suite (DONE)</text:p>
        </text:list-item>
        <text:list-item>
          <text:p text:style-name="P17">add new column: Platform (DONE)</text:p>
        </text:list-item>
      </text:list>
      <text:h text:style-name="Heading_20_3" text:outline-level="3">[+] Test Plan with Custom Field info (BUGID 3709)</text:h>
      <text:h text:style-name="Heading_20_3" text:outline-level="3">[ext] Test Cases not assigned to Any Test Plan (DONE)</text:h>
      <text:list xml:id="list33137674" text:style-name="L10">
        <text:list-item>
          <text:p text:style-name="P18">table columns: Test Suite / Test Case / Test importance (not priority!) (DONE)</text:p>
        </text:list-item>
      </text:list>
      <text:list xml:id="list33164701" text:continue-list="list33121296" text:style-name="L8">
        <text:list-item>
          <text:p text:style-name="P16">default grouping: Test Suite (DONE)</text:p>
        </text:list-item>
        <text:list-item>
          <text:p text:style-name="P16">default sorting: Test Importance DESC (DONE)</text:p>
        </text:list-item>
      </text:list>
      <text:h text:style-name="Heading_20_2" text:outline-level="2">Others:</text:h>
      <text:h text:style-name="Heading_20_3" text:outline-level="3">[-] Keyword Management (DISCUSSION)</text:h>
      <text:list xml:id="list33136386" text:style-name="L11">
        <text:list-item>
          <text:p text:style-name="P19">to be discussed - maybe change not necessary</text:p>
        </text:list-item>
      </text:list>
      <text:h text:style-name="Heading_20_3" text:outline-level="3">[--] Platform Management (DISCUSSION)</text:h>
      <text:list xml:id="list33115364" text:style-name="L12">
        <text:list-item>
          <text:p text:style-name="P20">to be discussed - maybe change not necessary</text:p>
        </text:list-item>
      </text:list>
      <text:h text:style-name="Heading_20_3" text:outline-level="3">[--] User Management (DISCUSSION)</text:h>
      <text:list xml:id="list33121559" text:style-name="L13">
        <text:list-item>
          <text:p text:style-name="P21">to be discussed - maybe change not necessary</text:p>
        </text:list-item>
      </text:list>
      <text:h text:style-name="Heading_20_3" text:outline-level="3">[ext] Requirement Overview (DONE)</text:h>
      <text:list xml:id="list33127541" text:style-name="L14">
        <text:list-item>
          <text:p text:style-name="P22">default grouping: Req. Spec (DONE)</text:p>
        </text:list-item>
        <text:list-item>
          <text:p text:style-name="P22">default sorting: Coverage (DONE)</text:p>
        </text:list-item>
      </text:list>
      <text:h text:style-name="Heading_20_3" text:outline-level="3">[--] Test Plan Managment (DISCUSSION)</text:h>
      <text:list xml:id="list33130019" text:style-name="L15">
        <text:list-item>
          <text:p text:style-name="P23">to be discussed - maybe change not necessary</text:p>
        </text:list-item>
      </text:list>
      <text:h text:style-name="Heading_20_3" text:outline-level="3">[--] Builds / Releases (DISCUSSION)</text:h>
      <text:list xml:id="list33122996" text:style-name="L16">
        <text:list-item>
          <text:p text:style-name="P24">to be discussed - maybe change not necessary</text:p>
        </text:list-item>
      </text:list>
      <text:h text:style-name="Heading_20_3" text:outline-level="3">[--] Milestone overview (DISCUSSION)</text:h>
      <text:h text:style-name="Heading_20_3" text:outline-level="3">[ext] Metrics dashboard (DONE)</text:h>
      <text:list xml:id="list33138423" text:continue-list="list33127541" text:style-name="L14">
        <text:list-item>
          <text:p text:style-name="P22">BUGID 3724</text:p>
        </text:list-item>
        <text:list-item>
          <text:p text:style-name="P22"><text:soft-page-break/>default grouping: test plan if platforms exist, otherwise no grouping (DONE)</text:p>
        </text:list-item>
        <text:list-item>
          <text:p text:style-name="P22">default sorting: Progress for active test cases (DONE)</text:p>
        </text:list-item>
      </text:list>
      <text:h text:style-name="Heading_20_3" text:outline-level="3">[ext] Test Cases assigned to me (DONE)</text:h>
      <text:list xml:id="list33162579" text:continue-numbering="true" text:style-name="L14">
        <text:list-item>
          <text:p text:style-name="P22">default grouping: Build (DONE)</text:p>
        </text:list-item>
        <text:list-item>
          <text:p text:style-name="P22">default sorting: Priority (DONE)</text:p>
        </text:list-item>
        <text:list-item>
          <text:p text:style-name="P22">add colunm test suite (seperate from test case id / name) (DONE)</text:p>
        </text:list-item>
      </text:list>
      <text:h text:style-name="Heading_20_3" text:outline-level="3">[-] Show Test Cases newest versions (DISCUSSION)</text:h>
      <text:list xml:id="list33138021" text:style-name="L17">
        <text:list-item>
          <text:p text:style-name="P25">to be discussed - maybe change not necessary - grouping by suite would make sense</text:p>
        </text:list-item>
      </text:list>
      <text:h text:style-name="Heading_20_3" text:outline-level="3">[ext] Test Case Search Result (DONE)</text:h>
      <text:list xml:id="list33140549" text:continue-list="list33162579" text:style-name="L14">
        <text:list-item>
          <text:p text:style-name="P22">default grouping: Test Suite (DONE)</text:p>
        </text:list-item>
        <text:list-item>
          <text:p text:style-name="P22">default sorting: Test Case (DONE)</text:p>
        </text:list-item>
      </text:list>
      <text:h text:style-name="Heading_20_3" text:outline-level="3">[ext] Requirement Search Result (DONE)</text:h>
      <text:list xml:id="list33150412" text:continue-numbering="true" text:style-name="L14">
        <text:list-item>
          <text:p text:style-name="P22">default grouping: Requirement Specification (DONE)</text:p>
        </text:list-item>
        <text:list-item>
          <text:p text:style-name="P22">default sorting: Requirement (DONE)</text:p>
        </text:list-item>
      </text:list>
      <text:h text:style-name="Heading_20_3" text:outline-level="3">[ext] Requirement Specification Search Result (DONE)</text:h>
      <text:list xml:id="list33151695" text:continue-numbering="true" text:style-name="L14">
        <text:list-item>
          <text:p text:style-name="P22">default grouping: no grouping</text:p>
        </text:list-item>
        <text:list-item>
          <text:p text:style-name="P22">default sorting: Requirement Specification Path (DONE)</text:p>
        </text:list-item>
      </text:list>
      <text:h text:style-name="P7" text:outline-level="1">Tips &amp; Tricks</text:h>
      <text:p text:style-name="Text_20_body">...</text:p>
      <text:h text:style-name="Heading_20_2" text:outline-level="2">Sort table by column using HTML comments</text:h>
      <text:p text:style-name="Text_20_body">Sometimes it is not possible to sort a table by a specific column if data of this colum for example contains a link → Ext JS will sort by „link definition“. In this case we use a workaround to be able to sort by the data we really want to sort.</text:p>
      <text:p text:style-name="Text_20_body">Example:</text:p>
      <text:p text:style-name="P2"><text:span text:style-name="T2">$linked_title </text:span><text:span text:style-name="T1">= </text:span><text:span text:style-name="T3">'&lt;!-- ' </text:span><text:span text:style-name="T1">. </text:span><text:span text:style-name="T2">$title </text:span><text:span text:style-name="T1">. </text:span><text:span text:style-name="T3">' --&gt;' </text:span><text:span text:style-name="T1">. </text:span></text:p>
      <text:p text:style-name="P2"><text:span text:style-name="T1"><text:s text:c="12"/></text:span><text:span text:style-name="T3">'&lt;a href="</text:span><text:a xlink:type="simple" xlink:href="javascript:openLinkedReqWindow('.$id">javascript:openLinkedReqWindow('</text:a><text:a xlink:type="simple" xlink:href="javascript:openLinkedReqWindow('.$id"><text:span text:style-name="T1">.</text:span></text:a><text:a xlink:type="simple" xlink:href="javascript:openLinkedReqWindow('.$id"><text:span text:style-name="T2">$id</text:span></text:a><text:span text:style-name="T1">.</text:span><text:span text:style-name="T3">')"&gt;'</text:span><text:span text:style-name="T1">.</text:span><text:span text:style-name="T2">$title</text:span><text:span text:style-name="T1">.</text:span><text:span text:style-name="T3">'&lt;/a&gt;'</text:span><text:span text:style-name="T1">;</text:span></text:p>
      <text:p text:style-name="P3"/>
      <text:p text:style-name="P4">Using this workaround will make Ext JS sort by the HTML comment first → sort by $title. If HTML comment would not have been used → sort by $id.</text:p>
      <text:h text:style-name="P7" text:outline-level="1">Features</text:h>
      <text:p text:style-name="Text_20_body">...</text:p>
      <text:h text:style-name="Heading_20_2" text:outline-level="2">MultiSort</text:h>
      <text:p text:style-name="P4">MultiSort allows users to drag column headers directly to the toolbar they want to sort by <text:s/>→ MultiSortButton is created. MultiSortButtons can be reordered to change sort order. By clicking a MultiSortButton the sort direction is changed. MultiSortButtons can be deleted by shift-clicking them.</text:p>
      <text:h text:style-name="Heading_20_2" text:outline-level="2">SlimGridPanel</text:h>
      <text:p text:style-name="P4">Introduced to reduce amount of data stored to cookie to store table state. (see BUGID 3714)</text:p>
      <text:p text:style-name="P4">Data stored:</text:p>
      <text:list xml:id="list33141911" text:style-name="L18">
        <text:list-item>
          <text:p text:style-name="P26">grouping</text:p>
        </text:list-item>
        <text:list-item>
          <text:p text:style-name="P26">sorting</text:p>
        </text:list-item>
        <text:list-item>
          <text:p text:style-name="P26">hidden columns</text:p>
        </text:list-item>
      </text:list>
      <text:p text:style-name="P4">This reduced data stored to cookie by about 75%</text:p>
      <text:h text:style-name="P7" text:outline-level="1">Additional Plugins</text:h>
      <text:p text:style-name="P4">Additional plugins are placed in „third_party/ext-js/ux“ folder and have to be copied if Ext JS is updated.</text:p>
      <text:h text:style-name="Heading_20_2" text:outline-level="2">ToolbarReorderer (Reorderer)</text:h>
      <text:p text:style-name="P4">Allows to reorder toolbar items. Used by multisort feature.</text:p>
      <text:h text:style-name="Heading_20_2" text:outline-level="2">ToolbarDroppable</text:h>
      <text:p text:style-name="P4">Allows to drop items on toolbar. Used by multisort fe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lian Krien</meta:initial-creator>
    <meta:creation-date>2010-07-20T13:16:39.95</meta:creation-date>
    <dc:date>2010-09-21T13:03:57.29</dc:date>
    <dc:creator>Julian Krien</dc:creator>
    <meta:editing-duration>PT02H39M56S</meta:editing-duration>
    <meta:editing-cycles>79</meta:editing-cycles>
    <meta:generator>OpenOffice.org/3.1$Win32 OpenOffice.org_project/310m19$Build-9420</meta:generator>
    <meta:document-statistic meta:table-count="0" meta:image-count="0" meta:object-count="0" meta:page-count="7" meta:paragraph-count="147" meta:word-count="1043" meta:character-count="6277"/>
  </office:meta>
</office:document-meta>
</file>